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 style:list-style-name="L6"/>
    <style:style style:name="P2" style:family="paragraph" style:parent-style-name="Text_20_body">
      <style:text-properties officeooo:paragraph-rsid="0023641d"/>
    </style:style>
    <style:style style:name="P3" style:family="paragraph" style:parent-style-name="Text_20_body">
      <style:text-properties officeooo:paragraph-rsid="0024a91b"/>
    </style:style>
    <style:style style:name="P4" style:family="paragraph" style:parent-style-name="Title">
      <style:text-properties officeooo:paragraph-rsid="0020d8ac"/>
    </style:style>
    <style:style style:name="P5" style:family="paragraph" style:parent-style-name="Heading_20_1" style:list-style-name="L4"/>
    <style:style style:name="P6" style:family="paragraph" style:parent-style-name="Heading_20_1" style:list-style-name="L4">
      <style:text-properties officeooo:paragraph-rsid="0023641d"/>
    </style:style>
    <style:style style:name="T1" style:family="text">
      <style:text-properties officeooo:rsid="0020d8ac"/>
    </style:style>
    <style:style style:name="T2" style:family="text">
      <style:text-properties officeooo:rsid="0023641d"/>
    </style:style>
    <style:style style:name="T3" style:family="text">
      <style:text-properties style:font-name="Liberation Sans" fo:font-size="18.2000007629395pt" fo:font-weight="bold" officeooo:rsid="0023641d" style:font-name-asian="Droid Sans Fallback" style:font-size-asian="18.2000007629395pt" style:font-weight-asian="bold" style:font-name-complex="Lohit Devanagari" style:font-size-complex="18.2000007629395pt" style:font-weight-complex="bold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“马良云”ERP演绎系统整体思路</text:p>
      <text:list xml:id="list7753156932642849973" text:style-name="L4">
        <text:list-item>
          <text:h text:style-name="P5" text:outline-level="1">什么是“马良云”项目ERP演绎系统</text:h>
        </text:list-item>
      </text:list>
      <text:p text:style-name="Text_20_body">“马良云”是一个ERP演绎系统，提供一套解决方案为企业上线完整的ERP系统做准备。“做准备”包括如下含义：</text:p>
      <text:list xml:id="list3929858472052164793" text:style-name="L6">
        <text:list-item>
          <text:p text:style-name="P1">理顺业务流程</text:p>
        </text:list-item>
        <text:list-item>
          <text:p text:style-name="P1">整理业务数据</text:p>
        </text:list-item>
        <text:list-item>
          <text:p text:style-name="P1">将业务思路体现在ERP雏形系统中，业务部门可通过该雏形系统了解是否满足业务需求</text:p>
        </text:list-item>
      </text:list>
      <text:list xml:id="list75104092200309" text:continue-list="list7753156932642849973" text:style-name="L4">
        <text:list-item>
          <text:h text:style-name="P5" text:outline-level="1">目标用户</text:h>
        </text:list-item>
      </text:list>
      <text:p text:style-name="Text_20_body">目标用户是<text:span text:style-name="T1">200人以上的企业需要新上线ERP系统，或者需要更新现有的ERP系统。</text:span></text:p>
      <text:p text:style-name="Text_20_body">？？</text:p>
      <text:list xml:id="list75104540234664" text:continue-numbering="true" text:style-name="L4">
        <text:list-item>
          <text:h text:style-name="P6" text:outline-level="1"><text:bookmark-start text:name="__DdeLink__259_907625416"/><text:span text:style-name="T3">“马良云”的价值</text:span><text:bookmark-end text:name="__DdeLink__259_907625416"/></text:h>
        </text:list-item>
      </text:list>
      <text:p text:style-name="P2">帮助CIO清楚了解想要的ERP系统是什么样的，降低ERP系统采购实施的风险。</text:p>
      <text:h text:style-name="Heading_20_1" text:outline-level="1">“马良云”的整体设计思路</text:h>
      <text:p text:style-name="Text_20_body">系统的第一个版本要尽量小，这样我们可以快速推出第一个版本。</text:p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2T06:56:46.987638112</meta:creation-date>
    <dc:date>2015-07-22T07:51:03.492497486</dc:date>
    <meta:editing-duration>PT52M47S</meta:editing-duration>
    <meta:editing-cycles>10</meta:editing-cycles>
    <meta:generator>LibreOffice/4.2.8.2$Linux_X86_64 LibreOffice_project/420m0$Build-2</meta:generator>
    <meta:document-statistic meta:table-count="0" meta:image-count="0" meta:object-count="0" meta:page-count="1" meta:paragraph-count="13" meta:word-count="253" meta:character-count="285" meta:non-whitespace-character-count="279"/>
  </office:meta>
</office:document-meta>
</file>